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21409a" fo:font-style="italic"/>
    </style:style>
    <style:style style:name="T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21409a" fo:font-style="italic"/>
    </style:style>
    <style:style style:name="T11" style:family="text">
      <style:text-properties fo:font-size="14.00pt" fo:font-weight="bold"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1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21409a" fo:font-style="italic"/>
    </style:style>
    <style:style style:name="T44" style:family="text">
      <style:text-properties fo:font-size="12.00pt" fo:font-weight="normal" fo:font-family="'Liberation Serif'" style:font-family-asian="'Liberation Serif'" style:font-family-complex="'Liberation Serif'" fo:background-color="transparent" fo:color="#21409a" fo:font-style="italic"/>
    </style:style>
    <style:style style:name="T45" style:family="text">
      <style:text-properties fo:font-size="14.00pt" fo:font-weight="bold"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justify"/>
    </style:style>
  </office:automatic-styles>
  <office:body>
    <office:text>
      <text:p text:style-name="P1"><text:span text:style-name="T1">Paper:</text:span><text:span text:style-name="T2"><text:s/>Stock price prediction using LSTM, RNN and CNN-sliding window model</text:span></text:p>
      <text:p text:style-name="P1"><text:span text:style-name="T3">Conference Paper :</text:span><text:span text:style-name="T4"><text:s/>September 2017</text:span></text:p>
      <text:p text:style-name="P1"><text:span text:style-name="T5">DOI:</text:span><text:span text:style-name="T6"><text:s/>10.1109/ICACCI.2017.8126078</text:span></text:p>
      <text:p text:style-name="P1"><text:span text:style-name="T6">CITATIONS: 35 </text:span></text:p>
      <text:p text:style-name="P1"><text:span text:style-name="T6">READS: 18,936</text:span></text:p>
      <text:p text:style-name="P1"><text:span text:style-name="T7">link:</text:span><text:span text:style-name="T8"><text:s/></text:span><text:a xlink:href="https://www.researchgate.net/publication/321503983"><text:span text:style-name="T9">https://www.researchgate.net/publication/321503983</text:span></text:a><text:span text:style-name="T10"/></text:p>
      <text:p text:style-name="P1"><text:span text:style-name="T11"/></text:p>
      <text:p text:style-name="P1"><text:span text:style-name="T12"/></text:p>
      <text:p text:style-name="P1"><text:span text:style-name="T13">Consider the following representation of a recurrent neural network:</text:span></text:p>
      <text:p text:style-name="P1"><draw:frame text:anchor-type="as-char" svg:width="49.21mm" svg:height="6.61mm" style:rel-width="scale" style:rel-height="scale"><draw:object-ole xlink:href="OleObj1"/><draw:image xlink:href="ObjectReplacements/OleObj1"/></draw:frame><text:span text:style-name="T14"/></text:p>
      <text:p text:style-name="P1"><text:span text:style-name="T14"/></text:p>
      <text:p text:style-name="P1"><text:span text:style-name="T15">Where<text:s/></text:span><text:span text:style-name="T16">U </text:span><text:span text:style-name="T17">and </text:span><text:span text:style-name="T18">V</text:span><text:span text:style-name="T19"> </text:span><text:span text:style-name="T20">are the weight matrices connecting the inputs and the recurrent outputs respectively. We then often will perform a softmax of all the h</text:span><text:span text:style-name="T21">t</text:span><text:span text:style-name="T22"><text:s/>outputs (if we have some sort of many-to-many or one-to-many configuration). Notice, however, that if we go back three time steps in our recurrent neural network, we have the following:</text:span></text:p>
      <text:p text:style-name="P1"><draw:frame text:anchor-type="as-char" svg:width="96.04mm" svg:height="8.47mm" style:rel-width="scale" style:rel-height="scale"><draw:object-ole xlink:href="OleObj2"/><draw:image xlink:href="ObjectReplacements/OleObj2"/></draw:frame><text:span text:style-name="T23"/></text:p>
      <text:p text:style-name="P1"><text:span text:style-name="T23"/></text:p>
      <text:p text:style-name="P1"><text:span text:style-name="T24">the gradient of the error with respect to the weight matrix </text:span><text:span text:style-name="T25">U</text:span><text:span text:style-name="T26"><text:s/>during backpropagation through time, it looks something along the lines of this:</text:span></text:p>
      <text:p text:style-name="P1"><draw:frame text:anchor-type="as-char" svg:width="79.90mm" svg:height="14.29mm" style:rel-width="scale" style:rel-height="scale"><draw:object-ole xlink:href="OleObj3"/><draw:image xlink:href="ObjectReplacements/OleObj3"/></draw:frame><text:span text:style-name="T27"/></text:p>
      <text:p text:style-name="P1"><text:span text:style-name="T27"/></text:p>
      <text:p text:style-name="P1"><text:span text:style-name="T27"/></text:p>
      <text:p text:style-name="P1"><text:span text:style-name="T28">The equation above is only a rough approximation of what is going on during backpropagation through time. Each of these gradients will involve calculating the gradient of the sigmoid function. As you can observe, the values of the gradient (orange line) are always &lt;0.25 and get to very low values when the output gets close to 0 or 1. What does this mean? It means that when you multiply many sigmoid gradients together you are multiplying many values which are potentially much less than zero<text:s/></text:span><text:span text:style-name="T29">–</text:span><text:span text:style-name="T30"><text:s/>this leads to a vanishing gradient . Because the gradient will become basically zero when dealing with many prior time steps, the weights won’t adjust to take into account these values, and therefore the network won’t learn relationships separated by significant periods of time. This makes vanilla recurrent neural networks not very useful.</text:span></text:p>
      <text:p text:style-name="P1"><text:span text:style-name="T31"/></text:p>
      <text:p text:style-name="P1"><text:span text:style-name="T32">The most popular way of dealing with this issue in recurrent neural networks is by using long-short term memory (LSTM) networks.</text:span></text:p>
      <text:p text:style-name="P1"><text:span text:style-name="T33"/></text:p>
      <text:p text:style-name="P1"><text:span text:style-name="T34">In an LSTM cell, the recurrency of the internal state of the LSTM cell involves:</text:span></text:p>
      <text:p text:style-name="P1"><draw:frame text:anchor-type="as-char" svg:width="48.95mm" svg:height="8.47mm" style:rel-width="scale" style:rel-height="scale"><draw:object-ole xlink:href="OleObj4"/><draw:image xlink:href="ObjectReplacements/OleObj4"/></draw:frame><text:span text:style-name="T35"/></text:p>
      <text:p text:style-name="P1"><text:span text:style-name="T35"/></text:p>
      <text:p text:style-name="P1"><text:span text:style-name="T36">If we take the partial derivative of this re currency like we did above for a vanilla recurrent neural network, we find the following:</text:span></text:p>
      <text:p text:style-name="P1"><draw:frame text:anchor-type="as-char" svg:width="31.22mm" svg:height="15.35mm" style:rel-width="scale" style:rel-height="scale"><draw:object-ole xlink:href="OleObj5"/><draw:image xlink:href="ObjectReplacements/OleObj5"/></draw:frame><text:span text:style-name="T37"/></text:p>
      <text:p text:style-name="P1"><text:span text:style-name="T37"/></text:p>
      <text:p text:style-name="P1"><text:span text:style-name="T37"/></text:p>
      <text:p text:style-name="P1"><text:span text:style-name="T38">we are just left with a repeated multiplication of f. So for three time steps, we would have f *f* f. Notice that if the output of ,f = 1 there will be no decay of the gradient. Generally, the bias of the sigmoid in f is made large at the beginning of training so that f starts out as 1 , meaning that all past input states will be “remembered” in the cell. During training, the forget gate will reduce or eliminate the memory of certain components of the state S</text:span><text:span text:style-name="T39">t-1</text:span><text:span text:style-name="T40">.</text:span></text:p>
      <text:p text:style-name="P1"><text:span text:style-name="T41"/></text:p>
      <text:p text:style-name="P1"><text:span text:style-name="T42">Source:<text:s/></text:span><text:a xlink:href="https://adventuresinmachinelearning.com/recurrent-neural-networks-lstm-tutorial-tensorflow/"><text:span text:style-name="T43">https://adventuresinmachinelearning.com/recurrent-neural-networks-lstm-tutorial-tensorflow/</text:span></text:a><text:span text:style-name="T44"/></text:p>
      <text:p text:style-name="P1"><text:span text:style-name="T45"/></text:p>
      <text:p text:style-name="P1"><text:span text:style-name="T46"/></text:p>
      <text:p text:style-name="P2"><text:span text:style-name="T47">The experiment was done for three different deep learning models. The maximum value of error percentage obtained for each model is given in Table[I]. From the table it is clear that CNN is giving more accurate results than the other two models. This is due to the reason that CNN does not depend</text:span></text:p>
      <text:p text:style-name="P2"><text:span text:style-name="T47">on any previous information for prediction. It uses only the current window for prediction. This enables the model to understand the dynamical changes and patterns occurring in the current window. However in the case of RNN and LSTM, it uses information from previous lags to predict the future instances. Since stock market is a highly dynamical system, the patterns and dynamics existing with in the system will not always be the same. This cause learning problems to LSTM and RNN architecture and hence the models fails to capture the dynamical changes accurately.</text:span></text:p>
      <text:p text:style-name="P2"><text:span text:style-name="T48"/></text:p>
      <text:p text:style-name="P2"><text:span text:style-name="T49">The changes occuring in the stock market may not always be in a regular pattern or may not always follow the same cycle. Based on the companies and the sectors, the existence of the trends and the period of their existence will differ. The analysis of these type of trends and cycles will give more profit for the investors. To analyze such information we must use networks like CNN as they rely on the current informati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